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OperationInterceptor.handleMessage( Message messa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">
            <text:p text:style-name="Table_20_Contents">7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JbiOperationInterceptor.getXMLStreamReader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biOperationInterceptor.isRequestor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OperationInterceptor.getOperation( Message message , QName 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biOperationInterceptor.JbiOperationInterce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